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onospace" svg:font-family="monospace" style:font-family-generic="modern" style:font-pitch="fixed"/>
    <style:font-face style:name="Liberation Serif" svg:font-family="'Liberation Serif'" style:font-family-generic="roman" style:font-pitch="variable"/>
    <style:font-face style:name="serif" svg:font-family="serif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">
      <style:text-properties officeooo:rsid="0006ae81" officeooo:paragraph-rsid="0006ae81"/>
    </style:style>
    <style:style style:name="P2" style:family="paragraph" style:parent-style-name="Heading_20_1">
      <style:text-properties officeooo:rsid="0006ae81" officeooo:paragraph-rsid="0006ae81"/>
    </style:style>
    <style:style style:name="P3" style:family="paragraph" style:parent-style-name="P" style:list-style-name="LB"/>
    <style:style style:name="P4" style:family="paragraph" style:parent-style-name="P" style:list-style-name="L"/>
    <style:style style:name="P5" style:family="paragraph" style:parent-style-name="P" style:list-style-name="LN"/>
    <style:style style:name="P6" style:family="paragraph" style:parent-style-name="P" style:list-style-name="LN">
      <style:text-properties style:font-name="serif" officeooo:rsid="0007c28b" officeooo:paragraph-rsid="0007c28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Heading 1</text:h>
      <text:p text:style-name="P1">This is <text:span text:style-name="T1">bold </text:span><text:span text:style-name="T2">bolditalic </text:span><text:span text:style-name="T3">bolditalicunderline </text:span><text:span text:style-name="T4">italicunderline </text:span><text:span text:style-name="T5">underline</text:span><text:span text:style-name="T6"> plain</text:span></text:p>
      <text:p text:style-name="P">normal text</text:p>
      <text:list xml:id="list4142704794" text:style-name="LB">
        <text:list-item>
          <text:p text:style-name="P3">bullet</text:p>
        </text:list-item>
      </text:list>
      <text:list xml:id="list234949426900006" text:style-name="LB">
        <text:list-item>
          <text:p text:style-name="P3">bullet</text:p>
        </text:list-item>
      </text:list>
      <text:list xml:id="list1022655531" text:style-name="L">
        <text:list-item>
          <text:p text:style-name="P4">no bullet</text:p>
        </text:list-item>
      </text:list>
      <text:list xml:id="list234950783171861" text:style-name="L">
        <text:list-item>
          <text:p text:style-name="P4">no bullet</text:p>
        </text:list-item>
      </text:list>
      <text:list xml:id="list2066321377" text:style-name="LN">
        <text:list-item text:start-value="1">
          <text:p text:style-name="P5">number</text:p>
        </text:list-item>
      </text:list>
      <text:list xml:id="list234949393012027" text:style-name="LN">
        <text:list-item text:start-value="2">
          <text:p text:style-name="P5">number</text:p>
        </text:list-item>
      </text:list>
      <text:list xml:id="list234950505813157" text:style-name="L">
        <text:list-item>
          <text:p text:style-name="P4">nothing</text:p>
        </text:list-item>
      </text:list>
      <text:list xml:id="list234948955660714" text:style-name="LN">
        <text:list-item text:start-value="3">
          <text:p text:style-name="P6">number</text:p>
        </text:list-item>
      </text:list>
      <text:list xml:id="list234949627945103" text:style-name="LB">
        <text:list-item>
          <text:p text:style-name="P3">bullet</text:p>
        </text:list-item>
      </text:list>
      <text:p text:style-name="P">normal tex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onospace" svg:font-family="monospace" style:font-family-generic="modern" style:font-pitch="fixed"/>
    <style:font-face style:name="Liberation Serif" svg:font-family="'Liberation Serif'" style:font-family-generic="roman" style:font-pitch="variable"/>
    <style:font-face style:name="serif" svg:font-family="serif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1" style:family="paragraph" style:class="text">
      <style:paragraph-properties fo:margin-top="0.499cm" fo:margin-bottom="0.199cm" style:contextual-spacing="false"/>
      <style:text-properties style:font-name="serif" fo:font-family="serif" style:font-family-generic="roman" style:font-pitch="variable" fo:font-size="150%" fo:font-weight="bold"/>
    </style:style>
    <style:style style:name="H2" style:family="paragraph" style:class="text">
      <style:paragraph-properties fo:margin-top="0.499cm" fo:margin-bottom="0.199cm" style:contextual-spacing="false"/>
      <style:text-properties style:font-name="serif" fo:font-family="serif" style:font-family-generic="roman" style:font-pitch="variable" fo:font-size="130%" fo:font-weight="bold"/>
    </style:style>
    <style:style style:name="H3" style:family="paragraph" style:class="text">
      <style:paragraph-properties fo:margin-top="0.499cm" fo:margin-bottom="0.199cm" style:contextual-spacing="false"/>
      <style:text-properties style:font-name="serif" fo:font-family="serif" style:font-family-generic="roman" style:font-pitch="variable" fo:font-size="110%" fo:font-weight="bold"/>
    </style:style>
    <style:style style:name="H4" style:family="paragraph" style:class="text">
      <style:paragraph-properties fo:margin-top="0.499cm" fo:margin-bottom="0.199cm" style:contextual-spacing="false"/>
      <style:text-properties style:font-name="serif" fo:font-family="serif" style:font-family-generic="roman" style:font-pitch="variable" fo:font-weight="bold"/>
    </style:style>
    <style:style style:name="P" style:family="paragraph" style:class="text">
      <style:paragraph-properties fo:margin-top="0.15cm" fo:margin-bottom="0.15cm" style:contextual-spacing="false"/>
      <style:text-properties style:font-name="serif" fo:font-family="serif" style:font-family-generic="roman" style:font-pitch="variable"/>
    </style:style>
    <style:style style:name="Q" style:family="paragraph" style:class="text">
      <style:paragraph-properties fo:margin-left="1cm" fo:margin-right="0cm" fo:margin-top="0.15cm" fo:margin-bottom="0.15cm" style:contextual-spacing="false" fo:text-indent="0cm" style:auto-text-indent="false"/>
      <style:text-properties style:font-name="serif" fo:font-family="serif" style:font-family-generic="roman" style:font-pitch="variable"/>
    </style:style>
    <style:style style:name="V" style:family="paragraph" style:class="text">
      <style:paragraph-properties fo:margin-left="1cm" fo:margin-right="0cm" fo:margin-top="0cm" fo:margin-bottom="0cm" style:contextual-spacing="false" fo:text-indent="0cm" style:auto-text-indent="false"/>
      <style:text-properties style:font-name="serif" fo:font-family="serif" style:font-family-generic="roman" style:font-pitch="variable"/>
    </style:style>
    <style:style style:name="PRE" style:family="paragraph" style:class="text">
      <style:paragraph-properties fo:margin-top="0cm" fo:margin-bottom="0cm" style:contextual-spacing="false"/>
      <style:text-properties style:font-name="monospace" fo:font-family="monospace" style:font-family-generic="modern" style:font-pitch="fixe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" style:family="text">
      <style:text-properties fo:font-weight="bold" style:font-weight-asian="bold" style:font-weight-complex="bold"/>
    </style:style>
    <style:style style:name="I" style:family="text">
      <style:text-properties fo:font-style="italic" style:font-style-asian="italic" style:font-style-complex="italic"/>
    </style:style>
    <style:style style:name="UL" style:family="text"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B">
      <text:list-level-style-bullet text:level="1" text:bullet-char="•">
        <style:list-level-properties text:space-before="0.501cm" text:min-label-width="0.499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N">
      <text:list-level-style-number text:level="1" style:num-format="1">
        <style:list-level-properties text:space-before="0.501cm" text:min-label-width="0.49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">
      <text:list-level-style-bullet text:level="1" text:bullet-char=" ">
        <style:list-level-properties text:space-before="0.501cm" text:min-label-width="0.499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0-08T23:59:21.068655600</dc:date>
    <meta:editing-duration>PT43S</meta:editing-duration>
    <meta:editing-cycles>2</meta:editing-cycles>
    <meta:generator>LibreOffice/7.0.1.2$Linux_X86_64 LibreOffice_project/00$Build-2</meta:generator>
    <meta:document-statistic meta:table-count="0" meta:image-count="0" meta:object-count="0" meta:page-count="1" meta:paragraph-count="13" meta:word-count="34" meta:character-count="176" meta:non-whitespace-character-count="164"/>
  </office:meta>
</office:document-meta>
</file>